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-RENDU</text:p>
      <text:p text:style-name="P2">De la réunion de Conseil Municipal</text:p>
      <text:p text:style-name="P2">Du mardi 18 novembre 2008</text:p>
      <text:p text:style-name="P2"/>
      <text:p text:style-name="P2"/>
      <text:p text:style-name="P1">~~~~~~~~~~~~~~~</text:p>
      <text:p text:style-name="P1"/>
      <text:p text:style-name="P1"/>
      <text:p text:style-name="P1"/>
      <text:p text:style-name="P1"/>
      <text:p text:style-name="P3">Le Conseil Municipal, réuni sous la présidence de Monsieur Christian HOFLACK, maire :</text:p>
      <text:p text:style-name="P3"/>
      <text:p text:style-name="P3">- a décidé de rédiger un ordre de mission pour le cabinet Rousselet au sujet de l'insonorisation de la salle polyvalente,</text:p>
      <text:p text:style-name="P3"/>
      <text:p text:style-name="P3">- a pris connaissance du rapport d'activité du SCOT ABC pour la période de septembre 2007 à septembre 2008,</text:p>
      <text:p text:style-name="P3"/>
      <text:p text:style-name="P3">- a adopté les nouveaux statuts du « SIAEP de Nazelles-Négron et Environs »,</text:p>
      <text:p text:style-name="P3"/>
      <text:p text:style-name="P3">- a procédé à la régularisation d'un dossier d'appel d'offres de 1998 du budget assainissement,</text:p>
      <text:p text:style-name="P3"/>
      <text:p text:style-name="P3">- a décidé de procéder au transfert des restes à réaliser du budget lotissement vers le budget communal,</text:p>
      <text:p text:style-name="P3"/>
      <text:p text:style-name="P3">- a fait le point sur les propositions des cabinets de consultation pour la révision du POS et sa modification en PLU,</text:p>
      <text:p text:style-name="P3"/>
      <text:p text:style-name="P3">- a fixé la date des vœux du Maire au vendredi 23 janvier 2009 à 19h00n salle polyvalente de Montreuil-en-Touraine,</text:p>
      <text:p text:style-name="P3"/>
      <text:p text:style-name="P3">- a fait le point sur les prochaines Brèves de Montreuil qui paraîtront dans le courant du mois de décembre,</text:p>
      <text:p text:style-name="P3"/>
      <text:p text:style-name="P3"/>
      <text:p text:style-name="P3"/>
      <text:p text:style-name="P3">La prochaine réunion de conseil est fixée au jeudi 18 décembre 2008 à 18h30 à la mair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728cm" fo:margin-bottom="0.79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COMPTE-RENDU</dc:title>
    <meta:initial-creator>MAIRIE DE MONTREUIL</meta:initial-creator>
    <meta:creation-date>2008-05-19T15:17:00</meta:creation-date>
    <dc:creator>Isabelle Derouet</dc:creator>
    <dc:date>2008-11-27T14:55:37.06</dc:date>
    <meta:print-date>2008-10-25T11:56:00.73</meta:print-date>
    <meta:editing-cycles>13</meta:editing-cycles>
    <meta:editing-duration>PT02H01M11S</meta:editing-duration>
    <meta:generator>OpenOffice.org/3.0$Win32 OpenOffice.org_project/300m9$Build-9358</meta:generator>
    <meta:printed-by>Isabelle Derouet</meta:printed-by>
    <meta:document-statistic meta:table-count="0" meta:image-count="0" meta:object-count="0" meta:page-count="1" meta:paragraph-count="14" meta:word-count="192" meta:character-count="1103"/>
    <meta:user-defined meta:name="Info 1"/>
    <meta:user-defined meta:name="Info 2"/>
    <meta:user-defined meta:name="Info 3"/>
    <meta:user-defined meta:name="Info 4"/>
  </office:meta>
</office:document-meta>
</file>